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7.5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1" office:value-type="string" calcext:value-type="string">
            <text:p>Texte explicatif</text:p>
          </table:table-cell>
          <table:table-cell office:value-type="string" calcext:value-type="string">
            <text:p>note d'urgence</text:p>
          </table:table-cell>
          <table:table-cell office:value-type="string" calcext:value-type="string">
            <text:p>charge de trav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_TIME le modifier pour le rendre plus érgonomiq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s DAO le pmf très cher en temps : le faire de manière uniq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 aéropo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primer page d'enregistr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 dé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 : voir si demandé (sinon pas nécessair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e les déconnexion « propre »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ire interface Ooc (plus fonctionnel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jout/suppression : plus ergonom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C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20:58:51.851090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48:44.820650830</meta:creation-date>
    <dc:date>2016-03-20T21:03:41.680403724</dc:date>
    <meta:editing-duration>PT1H26M53S</meta:editing-duration>
    <meta:editing-cycles>2</meta:editing-cycles>
    <meta:generator>LibreOffice/4.4.2.2$Linux_X86_64 LibreOffice_project/40m0$Build-2</meta:generator>
    <meta:document-statistic meta:table-count="1" meta:cell-count="30" meta:object-count="0"/>
  </office:meta>
</office:document-meta>
</file>